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Mono" svg:font-family="'Fira Mono', Consolas, Menlo, Monaco, 'Courier New', Courier, monospace"/>
    <style:font-face style:name="Roboto" svg:font-family="Roboto, Corbel, Avenir, 'Lucida Grande', 'Lucida Sans',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0bb2" officeooo:paragraph-rsid="00120bb2"/>
    </style:style>
    <style:style style:name="P2" style:family="paragraph" style:parent-style-name="Heading_20_1">
      <style:text-properties officeooo:rsid="00120bb2" officeooo:paragraph-rsid="00120bb2"/>
    </style:style>
    <style:style style:name="P3" style:family="paragraph" style:parent-style-name="Text_20_body">
      <style:text-properties officeooo:paragraph-rsid="00132e95"/>
    </style:style>
    <style:style style:name="P4" style:family="paragraph" style:parent-style-name="Text_20_body">
      <style:text-properties officeooo:rsid="00132e95" officeooo:paragraph-rsid="00132e95"/>
    </style:style>
    <style:style style:name="P5" style:family="paragraph" style:parent-style-name="Text_20_body">
      <style:paragraph-properties fo:margin-left="0in" fo:margin-right="0in" fo:orphans="2" fo:widows="2" fo:text-indent="0in" style:auto-text-indent="false"/>
      <style:text-properties fo:font-variant="normal" fo:text-transform="none" fo:color="#0c3c26" style:font-name="Roboto" fo:font-size="8.85000038146973pt" fo:letter-spacing="normal" fo:font-style="normal" fo:font-weight="normal"/>
    </style:style>
    <style:style style:name="P6" style:family="paragraph" style:parent-style-name="Standard">
      <style:text-properties officeooo:rsid="00132e95" officeooo:paragraph-rsid="00132e95"/>
    </style:style>
    <style:style style:name="P7" style:family="paragraph" style:parent-style-name="Preformatted_20_Text">
      <style:text-properties fo:font-variant="normal" fo:text-transform="none" fo:color="#0c4b33" style:font-name="Fira Mono" fo:font-size="8.85000038146973pt" fo:letter-spacing="normal" fo:font-style="normal" fo:font-weight="normal" officeooo:rsid="00132e95" officeooo:paragraph-rsid="00132e95" fo:background-color="#f8f8f8" loext:padding="0.0193in" loext:border="0.06pt solid #eaeaea"/>
    </style:style>
    <style:style style:name="P8" style:family="paragraph" style:parent-style-name="Preformatted_20_Text">
      <style:text-properties fo:font-variant="normal" fo:text-transform="none" fo:color="#0c4b33" style:font-name="Fira Mono" fo:font-size="8.85000038146973pt" fo:letter-spacing="normal" fo:font-style="normal" fo:font-weight="normal" officeooo:rsid="00132e95" officeooo:paragraph-rsid="00132e95"/>
    </style:style>
    <style:style style:name="P9" style:family="paragraph" style:parent-style-name="Preformatted_20_Text">
      <style:paragraph-properties fo:margin-left="0.1756in" fo:margin-right="0.1756in" fo:margin-top="0.1311in" fo:margin-bottom="0.1311in" loext:contextual-spacing="false" fo:orphans="2" fo:widows="2" fo:text-indent="0in" style:auto-text-indent="false"/>
      <style:text-properties fo:font-variant="normal" fo:text-transform="none" fo:color="#0c4b33" style:font-name="Fira Mono" fo:font-size="8.85000038146973pt" fo:letter-spacing="normal" fo:font-style="normal" fo:font-weight="normal" fo:background-color="#f8f8f8" loext:padding="0.0193in" loext:border="0.06pt solid #eaeaea"/>
    </style:style>
    <style:style style:name="P10" style:family="paragraph" style:parent-style-name="Preformatted_20_Text">
      <style:paragraph-properties fo:margin-left="0.1756in" fo:margin-right="0.1756in" fo:margin-top="0.1311in" fo:margin-bottom="0.1311in" loext:contextual-spacing="false" fo:orphans="2" fo:widows="2" fo:text-indent="0in" style:auto-text-indent="false"/>
      <style:text-properties fo:font-variant="normal" fo:text-transform="none" fo:color="#0c4b33" style:font-name="Fira Mono" fo:font-size="8.85000038146973pt" fo:letter-spacing="normal" fo:font-style="normal" fo:font-weight="normal"/>
    </style:style>
    <style:style style:name="P11" style:family="paragraph" style:parent-style-name="Preformatted_20_Text">
      <style:paragraph-properties fo:margin-left="0.1756in" fo:margin-right="0.1756in" fo:margin-top="0.1311in" fo:margin-bottom="0.1311in" loext:contextual-spacing="false" fo:orphans="2" fo:widows="2" fo:text-indent="0in" style:auto-text-indent="false"/>
      <style:text-properties fo:font-variant="normal" fo:text-transform="none" fo:color="#0c4b33" fo:letter-spacing="normal"/>
    </style:style>
    <style:style style:name="T1" style:family="text">
      <style:text-properties fo:font-variant="normal" fo:text-transform="none" fo:color="#0c3c26" style:font-name="Roboto" fo:letter-spacing="-0.0091in" fo:font-style="normal" fo:font-weight="normal"/>
    </style:style>
    <style:style style:name="T2" style:family="text">
      <style:text-properties fo:font-variant="normal" fo:text-transform="none" fo:color="#0c3c26" style:font-name="Roboto" fo:font-size="8.85000038146973pt" fo:letter-spacing="normal" fo:font-style="normal" fo:font-weight="normal"/>
    </style:style>
    <style:style style:name="T3" style:family="text">
      <style:text-properties fo:font-variant="normal" fo:text-transform="none" fo:color="#20aa76" style:text-line-through-style="none" style:text-line-through-type="none" style:font-name="Roboto" fo:letter-spacing="-0.0091in" fo:font-style="normal" style:text-underline-style="none" fo:font-weight="normal" style:text-blinking="false"/>
    </style:style>
    <style:style style:name="T4" style:family="text">
      <style:text-properties fo:font-variant="normal" fo:text-transform="none" fo:color="#0c4b33" style:font-name="Fira Mono" fo:font-size="8.85000038146973pt" fo:letter-spacing="normal" fo:font-style="normal" fo:font-weight="bold"/>
    </style:style>
    <style:style style:name="T5" style:family="text">
      <style:text-properties officeooo:rsid="00132e95"/>
    </style:style>
    <style:style style:name="T6" style:family="text">
      <style:text-properties fo:color="#000080" fo:font-weight="bold"/>
    </style:style>
    <style:style style:name="T7" style:family="text">
      <style:text-properties fo:color="#666666"/>
    </style:style>
    <style:style style:name="T8" style:family="text">
      <style:text-properties fo:color="#666666" style:font-name="Fira Mono" fo:font-size="8.85000038146973pt" fo:font-style="normal" fo:font-weight="normal"/>
    </style:style>
    <style:style style:name="T9" style:family="text">
      <style:text-properties fo:color="#008000"/>
    </style:style>
    <style:style style:name="T10" style:family="text">
      <style:text-properties fo:color="#008000" fo:font-weight="bold"/>
    </style:style>
    <style:style style:name="T11" style:family="text">
      <style:text-properties fo:color="#008000" style:font-name="Fira Mono" fo:font-size="8.85000038146973pt" fo:font-style="normal" fo:font-weight="bold"/>
    </style:style>
    <style:style style:name="T12" style:family="text">
      <style:text-properties fo:color="#408080" fo:font-style="italic"/>
    </style:style>
    <style:style style:name="T13" style:family="text">
      <style:text-properties fo:color="#ba2121"/>
    </style:style>
    <style:style style:name="T14" style:family="text">
      <style:text-properties style:font-name="Fira Mono" fo:font-size="8.85000038146973pt" fo:font-style="normal" fo:font-weight="normal"/>
    </style:style>
    <style:style style:name="T15" style:family="text">
      <style:text-properties fo:color="#bc7a00"/>
    </style:style>
    <style:style style:name="T16" style:family="text">
      <style:text-properties fo:color="#bc7a00" style:font-name="Fira Mono" fo:font-size="8.85000038146973pt" fo:font-style="normal" fo:font-weight="normal"/>
    </style:style>
    <style:style style:name="T17" style:family="text">
      <style:text-properties fo:color="#19177c"/>
    </style:style>
    <style:style style:name="T18" style:family="text">
      <style:text-properties fo:color="#19177c" style:font-name="Fira Mono" fo:font-size="8.85000038146973pt" fo:font-style="normal" fo:font-weight="normal"/>
    </style:style>
    <style:style style:name="T19" style:family="text">
      <style:text-properties fo:color="#0000ff" style:font-name="Fira Mono" fo:font-size="8.85000038146973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Database access optimization</text:span><text:a xlink:type="simple" xlink:href="https://docs.djangoproject.com/en/1.10/topics/db/optimization/#database-access-optimization" text:style-name="Internet_20_link" text:visited-style-name="Visited_20_Internet_20_Link"><text:span text:style-name="T3">¶</text:span></text:a></text:h>
      <text:p text:style-name="P3"><text:line-break/><text:span text:style-name="T5">Django的数据库层提供了各种方法来帮助开发人员充分利用他们的数据库。 本文档汇集了相关文档的链接，并添加了一些标题下的各种提示，概述了在尝试优化数据库使用时需要采取的步骤。</text:span></text:p>
      <text:p text:style-name="P1"/>
      <text:p text:style-name="P6"/>
      <text:p text:style-name="P6">配置文件第一</text:p>
      <text:p text:style-name="P6"/>
      <text:p text:style-name="P6">作为一般的编程实践，这是不言而喻的。找出你正在做什么和他们为你花费了什么。您可能还想使用外部项目，如django-debug-toolbar，或直接监视数据库的工具。</text:p>
      <text:p text:style-name="P6"/>
      <text:p text:style-name="P6">请记住，您可能会根据您的要求对速度或内存或两者进行优化。有时优化一个会对另一个有害，但有时他们会互相帮助。此外，由数据库进程完成的工作可能与在Python进程中完成的工作量相同（对您）。由你决定你的优先级，平衡必须在哪里，并根据需要配置所有这些，这取决于你的应用程序和服务器。</text:p>
      <text:p text:style-name="P6"/>
      <text:p text:style-name="P6">随后的一切，记住每次更改后，以确保更改是一个好处，以及一个足够大的好处，考虑到您的代码的可读性降低的配置文件。下面的所有建议都带有一个警告，在你的情况下，一般原则可能不适用，或甚至可能被扭转。</text:p>
      <text:p text:style-name="P6"/>
      <text:p text:style-name="P6"/>
      <text:p text:style-name="P6">使用标准数据库优化技术</text:p>
      <text:p text:style-name="P6"/>
      <text:p text:style-name="P6">...包含：</text:p>
      <text:p text:style-name="P6"/>
      <text:p text:style-name="P6">索引。 这是第一优先级，在您从概要确定应添加哪些索引之后。 使用Field.db_index或Meta.index_together从Django添加这些。 考虑将索引添加到您经常使用filter（），exclude（），order_by（）等查询的字段，因为索引可能有助于加快查找速度。 请注意，确定最佳索引是一个依赖于特定应用程序的复杂数据库相关主题。 维护索引的开销可能超过查询速度的任何增益。</text:p>
      <text:p text:style-name="P6">适当使用字段类型。</text:p>
      <text:p text:style-name="P6">我们将假设你做了上面明显的事情。 本文档的其余部分重点介绍如何使用Django，这样您就不会做不必要的工作。 本文也没有涉及适用于所有昂贵操作的其他优化技术，例如通用缓存。</text:p>
      <text:p text:style-name="P6"/>
      <text:p text:style-name="P6"/>
      <text:p text:style-name="P6">了解QuerySet</text:p>
      <text:p text:style-name="P6"/>
      <text:p text:style-name="P6">了解QuerySet对于使用简单代码获得良好的性能至关重要。 尤其是：</text:p>
      <text:p text:style-name="P6"/>
      <text:p text:style-name="P6">了解QuerySet评估¶</text:p>
      <text:p text:style-name="P6"/>
      <text:p text:style-name="P6">为了避免性能问题，重要的是要了解：</text:p>
      <text:p text:style-name="P6"/>
      <text:p text:style-name="P6">QuerySet是惰性的。</text:p>
      <text:p text:style-name="P6">当他们被评估。</text:p>
      <text:p text:style-name="P6">如何将数据保存在内存中。</text:p>
      <text:p text:style-name="P6"/>
      <text:p text:style-name="P6"/>
      <text:p text:style-name="P6">了解缓存属性</text:p>
      <text:p text:style-name="P6"><text:soft-page-break/></text:p>
      <text:p text:style-name="P6">除了缓存整个QuerySet之外，还有对ORM对象的属性结果的缓存。 一般来说，不可调用的属性将被缓存。 例如，假设示例Weblog模型：</text:p>
      <text:p text:style-name="P6"/>
      <text:p text:style-name="P6"/>
      <text:p text:style-name="P7"><text:span text:style-name="T6">&gt;&gt;&gt; </text:span>entry <text:span text:style-name="T7">=</text:span> Entry<text:span text:style-name="T7">.</text:span>objects<text:span text:style-name="T7">.</text:span>get(<text:span text:style-name="T9">id</text:span><text:span text:style-name="T7">=1</text:span>)</text:p>
      <text:p text:style-name="P9"><text:span text:style-name="T6">&gt;&gt;&gt; </text:span>entry<text:span text:style-name="T7">.</text:span>blog <text:s text:c="2"/><text:span text:style-name="T12"># Blog object is retrieved at this point</text:span></text:p>
      <text:p text:style-name="P9"><text:span text:style-name="T6">&gt;&gt;&gt; </text:span>entry<text:span text:style-name="T7">.</text:span>blog <text:s text:c="2"/><text:span text:style-name="T12"># cached version, no DB access</text:span></text:p>
      <text:p text:style-name="P5">But in general, callable attributes cause DB lookups every time:</text:p>
      <text:p text:style-name="P9"><text:span text:style-name="T6">&gt;&gt;&gt; </text:span>entry <text:span text:style-name="T7">=</text:span> Entry<text:span text:style-name="T7">.</text:span>objects<text:span text:style-name="T7">.</text:span>get(<text:span text:style-name="T9">id</text:span><text:span text:style-name="T7">=1</text:span>)</text:p>
      <text:p text:style-name="P9"><text:span text:style-name="T6">&gt;&gt;&gt; </text:span>entry<text:span text:style-name="T7">.</text:span>authors<text:span text:style-name="T7">.</text:span>all() <text:s text:c="2"/><text:span text:style-name="T12"># query performed</text:span></text:p>
      <text:p text:style-name="P9"><text:span text:style-name="T6">&gt;&gt;&gt; </text:span>entry<text:span text:style-name="T7">.</text:span>authors<text:span text:style-name="T7">.</text:span>all() <text:s text:c="2"/><text:span text:style-name="T12"># query performed again</text:span></text:p>
      <text:p text:style-name="P6"/>
      <text:p text:style-name="P6"/>
      <text:p text:style-name="P6">在阅读模板代码时要小心 - 模板系统不允许使用括号，但会自动调用可调用，隐藏上述区别。</text:p>
      <text:p text:style-name="P6"/>
      <text:p text:style-name="P6">小心你自己的自定义属性 – 它是由你来实现缓存需要时，例如使用cached_property装饰器。</text:p>
      <text:p text:style-name="P6"/>
      <text:p text:style-name="P6"/>
      <text:p text:style-name="P6">使用with template标签¶</text:p>
      <text:p text:style-name="P6"/>
      <text:p text:style-name="P6">要使用QuerySet的缓存行为，您可能需要使用with template标签。</text:p>
      <text:p text:style-name="P6"/>
      <text:p text:style-name="P6">使用iterator（）¶</text:p>
      <text:p text:style-name="P6"/>
      <text:p text:style-name="P6">当你有很多对象时，QuerySet的缓存行为会导致大量的内存被使用。 在这种情况下，iterator（）可能有帮助。</text:p>
      <text:p text:style-name="P6"/>
      <text:p text:style-name="P6"/>
      <text:p text:style-name="P6">数据库在数据库中工作而不是在Python中</text:p>
      <text:p text:style-name="P6"/>
      <text:p text:style-name="P6">例如：</text:p>
      <text:p text:style-name="P6"/>
      <text:p text:style-name="P6">在最基本的级别，使用过滤器和排除在数据库中进行过滤。</text:p>
      <text:p text:style-name="P6">使用F表达式基于同一模型中的其他字段进行过滤。</text:p>
      <text:p text:style-name="P6">使用注释在数据库中进行聚合。</text:p>
      <text:p text:style-name="P6">如果这些不足以生成SQL，您需要：</text:p>
      <text:p text:style-name="P6"/>
      <text:p text:style-name="P6"/>
      <text:p text:style-name="P6">使用RawSQL¶</text:p>
      <text:p text:style-name="P6"/>
      <text:p text:style-name="P6">一个不太便携但更强大的方法是RawSQL表达式，它允许一些SQL被显式地添加到查询中。 如果仍然不够强大：</text:p>
      <text:p text:style-name="P6"/>
      <text:p text:style-name="P6">使用原始SQL</text:p>
      <text:p text:style-name="P6"><text:soft-page-break/></text:p>
      <text:p text:style-name="P6">编写您自己的自定义SQL以检索数据或填充模型。 使用django.db.connection.queries找出Django为你写的东西，并从那里开始。</text:p>
      <text:p text:style-name="P6"/>
      <text:p text:style-name="P6"/>
      <text:p text:style-name="P6">使用唯一的索引列检索单个对象¶</text:p>
      <text:p text:style-name="P6"/>
      <text:p text:style-name="P6">当使用get（）检索单个对象时，有两个原因要使用具有unique或db_index的列。 首先，查询将更快，因为基础数据库索引。 此外，如果多个对象匹配查找，查询可能运行慢得多; 在列上有一个唯一的约束保证这永远不会发生。</text:p>
      <text:p text:style-name="P6"/>
      <text:p text:style-name="P6">所以使用示例Weblog模型：</text:p>
      <text:p text:style-name="P6"/>
      <text:p text:style-name="P6"/>
      <text:p text:style-name="P7"><text:span text:style-name="T6">&gt;&gt;&gt; </text:span>entry <text:span text:style-name="T7">=</text:span> Entry<text:span text:style-name="T7">.</text:span>objects<text:span text:style-name="T7">.</text:span>get(<text:span text:style-name="T9">id</text:span><text:span text:style-name="T7">=10</text:span>)</text:p>
      <text:p text:style-name="P5">will be quicker than:</text:p>
      <text:p text:style-name="P9"><text:span text:style-name="T6">&gt;&gt;&gt; </text:span>entry <text:span text:style-name="T7">=</text:span> Entry<text:span text:style-name="T7">.</text:span>objects<text:span text:style-name="T7">.</text:span>get(headline<text:span text:style-name="T7">=</text:span><text:span text:style-name="T13">"News Item Title"</text:span>)</text:p>
      <text:p text:style-name="Text_20_body"><text:line-break/><text:span text:style-name="T2">because </text:span><text:span text:style-name="Source_20_Text"><text:span text:style-name="T4">id</text:span></text:span><text:span text:style-name="T2"> is indexed by the database and is guaranteed to be unique.</text:span></text:p>
      <text:p text:style-name="P5">Doing the following is potentially quite slow:</text:p>
      <text:p text:style-name="P9"><text:span text:style-name="T6">&gt;&gt;&gt; </text:span>entry <text:span text:style-name="T7">=</text:span> Entry<text:span text:style-name="T7">.</text:span>objects<text:span text:style-name="T7">.</text:span>get(headline__startswith<text:span text:style-name="T7">=</text:span><text:span text:style-name="T13">"News"</text:span>)</text:p>
      <text:p text:style-name="P3"><text:line-break/><text:span text:style-name="T5">首先，标题没有索引，这将使基础数据库提取速度变慢。</text:span></text:p>
      <text:p text:style-name="P4"/>
      <text:p text:style-name="P4">其次，查找并不保证只返回一个对象。 如果查询匹配多个对象，它将从数据库检索和传输所有对象。 如果返回数百或数千条记录，这种惩罚可能是重大的。 如果数据库位于单独的服务器上，那么惩罚将更加复杂，其中网络开销和延迟也是一个因素。</text:p>
      <text:p text:style-name="P4"/>
      <text:p text:style-name="P4">如果你知道你会需要它一次检索一切</text:p>
      <text:p text:style-name="P4"/>
      <text:p text:style-name="P4">对于单个“集合”数据的不同部分，您需要所有部分的数据库多次击中数据库通常不如在一个查询中检索所有部分。 这是特别重要的，如果你有一个循环中执行的查询，因此可能结束了许多数据库查询，当只需要一个。 所以：</text:p>
      <text:p text:style-name="P4"/>
      <text:p text:style-name="P4">使用QuerySet.select_related（）和prefetch_related（）¶</text:p>
      <text:p text:style-name="P4"/>
      <text:p text:style-name="P4">彻底了解select_related（）和prefetch_related（），并使用它们：</text:p>
      <text:p text:style-name="P4"/>
      <text:p text:style-name="P4"><text:soft-page-break/>在查看代码中，</text:p>
      <text:p text:style-name="P4">并在适当的情况下在管理人员和默认管理员。 注意当你的经理是和不使用; 有时这是棘手的，所以不要作出假设。</text:p>
      <text:p text:style-name="P4"/>
      <text:p text:style-name="P4">不检索你不需要的东西</text:p>
      <text:p text:style-name="P4"/>
      <text:p text:style-name="P4">使用QuerySet.values（）和values_list（）¶</text:p>
      <text:p text:style-name="P4"/>
      <text:p text:style-name="P4">当您只需要一个dict或值列表，并且不需要ORM模型对象时，请适当使用values（）。这些可以用于替换模板代码中的模型对象 - 只要您提供的对象具有与模板中使用的属性相同的属性即可。</text:p>
      <text:p text:style-name="P4"/>
      <text:p text:style-name="P4">使用QuerySet.defer（）和only（）¶</text:p>
      <text:p text:style-name="P4"/>
      <text:p text:style-name="P4">使用defer（）和only（）如果​​有数据库列，你知道你不需要（或在大多数情况下不需要），以避免加载它们。注意，如果你使用它们，ORM将不得不在单独的查询中获取它们，如果你不适当地使用它，这将是一个pessimization。</text:p>
      <text:p text:style-name="P4"/>
      <text:p text:style-name="P4">此外，请注意，在构造具有延迟字段的模型时，Django内部会产生一些（小的额外）开销。不要在没有分析的情况下延迟字段，因为数据库必须从结果中的单个行读取磁盘中的大多数非文本非VARCHAR数据，即使它最终只使用几列。 defer（）和only（）方法在避免加载大量文本数据或可能需要大量处理以转换回Python的字段时最为有用。一如既往，首先剖析，然后优化。</text:p>
      <text:p text:style-name="P4"/>
      <text:p text:style-name="P4">使用QuerySet.count（）¶</text:p>
      <text:p text:style-name="P4"/>
      <text:p text:style-name="P4">...如果你只想要计数，而不是做len（查询集）。</text:p>
      <text:p text:style-name="P4"/>
      <text:p text:style-name="P4">使用QuerySet.exists（）¶</text:p>
      <text:p text:style-name="P4"/>
      <text:p text:style-name="P4">...如果你只想找出是否至少有一个结果存在，而不是如果查询。</text:p>
      <text:p text:style-name="P4"/>
      <text:p text:style-name="P4">但：</text:p>
      <text:p text:style-name="P4"/>
      <text:p text:style-name="P4"><text:soft-page-break/>不要过度使用count（）和exists（）¶</text:p>
      <text:p text:style-name="P4"/>
      <text:p text:style-name="P4">如果您将需要QuerySet中的其他数据，只需评估它。</text:p>
      <text:p text:style-name="P4"/>
      <text:p text:style-name="P4">例如，假设电子邮件模型具有主体属性和与用户的多对多关系，以下模板代码是最佳的：</text:p>
      <text:p text:style-name="P4"/>
      <text:p text:style-name="P8"><text:span text:style-name="T15">{%</text:span> <text:span text:style-name="T10">if</text:span> <text:span text:style-name="T17">display_inbox</text:span> <text:span text:style-name="T15">%}</text:span></text:p>
      <text:p text:style-name="P11"><text:s text:c="2"/><text:span text:style-name="T16">{%</text:span><text:span text:style-name="T14"> </text:span><text:span text:style-name="T11">with</text:span><text:span text:style-name="T14"> </text:span><text:span text:style-name="T18">emails</text:span><text:span text:style-name="T8">=</text:span><text:span text:style-name="T18">user.emails.all</text:span><text:span text:style-name="T14"> </text:span><text:span text:style-name="T16">%}</text:span></text:p>
      <text:p text:style-name="P11"><text:s text:c="4"/><text:span text:style-name="T16">{%</text:span><text:span text:style-name="T14"> </text:span><text:span text:style-name="T11">if</text:span><text:span text:style-name="T14"> </text:span><text:span text:style-name="T18">emails</text:span><text:span text:style-name="T14"> </text:span><text:span text:style-name="T16">%}</text:span></text:p>
      <text:p text:style-name="P11"><text:s text:c="6"/><text:span text:style-name="T14">&lt;</text:span><text:span text:style-name="T11">p</text:span><text:span text:style-name="T14">&gt;You have </text:span><text:span text:style-name="T16">{{</text:span><text:span text:style-name="T14"> </text:span><text:span text:style-name="T18">emails</text:span><text:span text:style-name="T8">|</text:span><text:span text:style-name="T19">length</text:span><text:span text:style-name="T14"> </text:span><text:span text:style-name="T16">}}</text:span><text:span text:style-name="T14"> email(s)&lt;/</text:span><text:span text:style-name="T11">p</text:span><text:span text:style-name="T14">&gt;</text:span></text:p>
      <text:p text:style-name="P11"><text:s text:c="6"/><text:span text:style-name="T16">{%</text:span><text:span text:style-name="T14"> </text:span><text:span text:style-name="T11">for</text:span><text:span text:style-name="T14"> </text:span><text:span text:style-name="T18">email</text:span><text:span text:style-name="T14"> </text:span><text:span text:style-name="T11">in</text:span><text:span text:style-name="T14"> </text:span><text:span text:style-name="T18">emails</text:span><text:span text:style-name="T14"> </text:span><text:span text:style-name="T16">%}</text:span></text:p>
      <text:p text:style-name="P11"><text:s text:c="8"/><text:span text:style-name="T14">&lt;</text:span><text:span text:style-name="T11">p</text:span><text:span text:style-name="T14">&gt;</text:span><text:span text:style-name="T16">{{</text:span><text:span text:style-name="T14"> </text:span><text:span text:style-name="T18">email.body</text:span><text:span text:style-name="T14"> </text:span><text:span text:style-name="T16">}}</text:span><text:span text:style-name="T14">&lt;/</text:span><text:span text:style-name="T11">p</text:span><text:span text:style-name="T14">&gt;</text:span></text:p>
      <text:p text:style-name="P11"><text:s text:c="6"/><text:span text:style-name="T16">{%</text:span><text:span text:style-name="T14"> </text:span><text:span text:style-name="T11">endfor</text:span><text:span text:style-name="T14"> </text:span><text:span text:style-name="T16">%}</text:span></text:p>
      <text:p text:style-name="P11"><text:s text:c="4"/><text:span text:style-name="T16">{%</text:span><text:span text:style-name="T14"> </text:span><text:span text:style-name="T11">else</text:span><text:span text:style-name="T14"> </text:span><text:span text:style-name="T16">%}</text:span></text:p>
      <text:p text:style-name="P11"><text:s text:c="6"/><text:span text:style-name="T14">&lt;</text:span><text:span text:style-name="T11">p</text:span><text:span text:style-name="T14">&gt;No messages today.&lt;/</text:span><text:span text:style-name="T11">p</text:span><text:span text:style-name="T14">&gt;</text:span></text:p>
      <text:p text:style-name="P11"><text:s text:c="4"/><text:span text:style-name="T16">{%</text:span><text:span text:style-name="T14"> </text:span><text:span text:style-name="T11">endif</text:span><text:span text:style-name="T14"> </text:span><text:span text:style-name="T16">%}</text:span></text:p>
      <text:p text:style-name="P11"><text:s text:c="2"/><text:span text:style-name="T16">{%</text:span><text:span text:style-name="T14"> </text:span><text:span text:style-name="T11">endwith</text:span><text:span text:style-name="T14"> </text:span><text:span text:style-name="T16">%}</text:span></text:p>
      <text:p text:style-name="P10"><text:span text:style-name="T15">{%</text:span> <text:span text:style-name="T10">endif</text:span> <text:span text:style-name="T15">%}</text:span></text:p>
      <text:p text:style-name="P4"/>
      <text:p text:style-name="P4">它是最佳的，因为：</text:p>
      <text:p text:style-name="P4"/>
      <text:p text:style-name="P4">由于QuerySets是延迟的，如果'display_inbox'为False，则不会执行数据库查询。</text:p>
      <text:p text:style-name="P4">使用with意味着我们将user.emails.all存储在变量中供以后使用，允许重新使用其缓存。</text:p>
      <text:p text:style-name="P4">行{％if emails％}导致QuerySet .__ bool __（）被调用，这导致在数据库上运行user.emails.all（）查询，并且至少第一行被转换为ORM对象。如果没有任何结果，它将返回False，否则返回True。</text:p>
      <text:p text:style-name="P4">使用{{emails | length}}调用QuerySet .__ len __（），填充剩余的缓存，而不进行另一个查询。</text:p>
      <text:p text:style-name="P4">for循环遍历已经填充的缓存。</text:p>
      <text:p text:style-name="P4">总的来说，此代码执行一个或零个数据库查询。唯一有意的优化是使用with标记。在任何时候使用QuerySet.exists（）或QuerySet.count（）将导致额外的查询。</text:p>
      <text:p text:style-name="P4"><text:soft-page-break/></text:p>
      <text:p text:style-name="P4">使用QuerySet.update（）和delete（）¶</text:p>
      <text:p text:style-name="P4"/>
      <text:p text:style-name="P4">不是检索对象的加载，设置一些值，并将它们保存为单独的，请使用批量SQL UPDATE语句，通过QuerySet.update（）。同样，尽可能进行批量删除。</text:p>
      <text:p text:style-name="P4"/>
      <text:p text:style-name="P4">但请注意，这些批量更新方法不能调用单个实例的save（）或delete（）方法，这意味着您为这些方法添加的任何自定义行为将不会被执行，包括由正常数据库对象信号驱动的任何行为。</text:p>
      <text:p text:style-name="P4"/>
      <text:p text:style-name="P4">直接使用外键值¶</text:p>
      <text:p text:style-name="P4"/>
      <text:p text:style-name="P4">如果只需要外键值，请使用已经在对象上的外键值，而不是获取整个相关对象并获取其主键。即do：</text:p>
      <text:p text:style-name="P4"/>
      <text:p text:style-name="P4">entry.blog_id</text:p>
      <text:p text:style-name="P4">代替：</text:p>
      <text:p text:style-name="P4"/>
      <text:p text:style-name="P4">entry.blog.id</text:p>
      <text:p text:style-name="P4">如果你不关心，不要订购结果</text:p>
      <text:p text:style-name="P4"/>
      <text:p text:style-name="P4">订购不是免费的;每个字段的order by是数据库必须执行的操作。如果模型具有默认排序（Meta.ordering），而您不需要它，则通过调用没有参数的order_by（）在QuerySet中删除它。</text:p>
      <text:p text:style-name="P4"/>
      <text:p text:style-name="P4">向数据库添加索引可能有助于提高排序性能。</text:p>
      <text:p text:style-name="P4"/>
      <text:p text:style-name="P4">批量插入¶</text:p>
      <text:p text:style-name="P4"/>
      <text:p text:style-name="P4">在创建对象时，尽可能使用bulk_create（）方法来减少SQL查询的数量。例如：</text:p>
      <text:p text:style-name="P4"/>
      <text:p text:style-name="P4">Entry.objects.bulk_create（[</text:p>
      <text:p text:style-name="P4">    条目（标题='这是一个测试'），</text:p>
      <text:p text:style-name="P4">    条目（标题='这只是一个测试'），</text:p>
      <text:p text:style-name="P4"><text:soft-page-break/>]）</text:p>
      <text:p text:style-name="P4">...优于：</text:p>
      <text:p text:style-name="P4"/>
      <text:p text:style-name="P4">Entry.objects.create（headline ='This is a test'）</text:p>
      <text:p text:style-name="P4">Entry.objects.create（headline ='This is only a test'）</text:p>
      <text:p text:style-name="P4">请注意，此方法有一些注意事项，因此请确保它适合您的用例。</text:p>
      <text:p text:style-name="P4"/>
      <text:p text:style-name="P4">这也适用于ManyToManyFields，这样做：</text:p>
      <text:p text:style-name="P4"/>
      <text:p text:style-name="P4">my_band.members.add（me，my_friend）</text:p>
      <text:p text:style-name="P4">...优于：</text:p>
      <text:p text:style-name="P4"/>
      <text:p text:style-name="P4">my_band.members.add（me）</text:p>
      <text:p text:style-name="P4">my_band.members.add（my_friend）</text:p>
      <text:p text:style-name="P4">...其中乐队和艺术家有一个多对多的关系。</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Mono" svg:font-family="'Fira Mono', Consolas, Menlo, Monaco, 'Courier New', Courier, monospace"/>
    <style:font-face style:name="Roboto" svg:font-family="Roboto, Corbel, Avenir, 'Lucida Grande', 'Lucida Sans',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03:28:55.393917000</meta:creation-date>
    <dc:date>2017-01-16T14:25:17.705945000</dc:date>
    <meta:editing-duration>PT13M7S</meta:editing-duration>
    <meta:editing-cycles>2</meta:editing-cycles>
    <meta:generator>LibreOffice/5.2.0.4$MacOSX_X86_64 LibreOffice_project/066b007f5ebcc236395c7d282ba488bca6720265</meta:generator>
    <meta:document-statistic meta:table-count="0" meta:image-count="0" meta:object-count="0" meta:page-count="7" meta:paragraph-count="120" meta:word-count="2814" meta:character-count="4697" meta:non-whitespace-character-count="4373"/>
  </office:meta>
</office:document-meta>
</file>